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24c08c"/>
    </style:style>
    <style:style style:name="P3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</style:style>
    <style:style style:name="P4" style:family="paragraph" style:parent-style-name="Standard">
      <style:text-properties fo:font-weight="bold" officeooo:rsid="0019bb31" officeooo:paragraph-rsid="0019bb31" style:font-weight-asian="bold" style:font-weight-complex="bold"/>
    </style:style>
    <style:style style:name="P5" style:family="paragraph" style:parent-style-name="Standard">
      <style:text-properties fo:font-weight="bold" officeooo:rsid="001c7229" officeooo:paragraph-rsid="001c7229" style:font-weight-asian="bold" style:font-weight-complex="bold"/>
    </style:style>
    <style:style style:name="P6" style:family="paragraph" style:parent-style-name="Standard">
      <style:text-properties officeooo:paragraph-rsid="0019bb31"/>
    </style:style>
    <style:style style:name="P7" style:family="paragraph" style:parent-style-name="Standard">
      <style:text-properties officeooo:rsid="001a7757" officeooo:paragraph-rsid="001a7757"/>
    </style:style>
    <style:style style:name="P8" style:family="paragraph" style:parent-style-name="Standard">
      <style:text-properties officeooo:paragraph-rsid="001a7757"/>
    </style:style>
    <style:style style:name="P9" style:family="paragraph" style:parent-style-name="Standard">
      <style:text-properties fo:font-size="14pt" fo:font-weight="bold" officeooo:rsid="0019bb31" officeooo:paragraph-rsid="0019bb3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normal" officeooo:rsid="0019bb31" officeooo:paragraph-rsid="0019bb31" style:font-weight-asian="normal" style:font-weight-complex="normal"/>
    </style:style>
    <style:style style:name="P11" style:family="paragraph" style:parent-style-name="Standard">
      <style:text-properties fo:font-weight="normal" officeooo:rsid="001c7229" officeooo:paragraph-rsid="001a7757" style:font-weight-asian="normal" style:font-weight-complex="normal"/>
    </style:style>
    <style:style style:name="P12" style:family="paragraph" style:parent-style-name="Standard">
      <style:text-properties officeooo:rsid="001c7229" officeooo:paragraph-rsid="001c7229"/>
    </style:style>
    <style:style style:name="P13" style:family="paragraph" style:parent-style-name="Standard">
      <style:text-properties style:font-name="Calibri" fo:font-size="12pt" fo:font-weight="normal" officeooo:rsid="001c7229" officeooo:paragraph-rsid="001c7229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 style:master-page-name="">
      <style:paragraph-properties style:page-number="auto"/>
      <style:text-properties fo:font-weight="normal" officeooo:rsid="0019bb31" officeooo:paragraph-rsid="001a7757" style:font-weight-asian="normal" style:font-weight-complex="normal"/>
    </style:style>
    <style:style style:name="P15" style:family="paragraph" style:parent-style-name="Plain_20_Text">
      <style:text-properties officeooo:paragraph-rsid="001c7229"/>
    </style:style>
    <style:style style:name="P16" style:family="paragraph" style:parent-style-name="Plain_20_Text">
      <style:text-properties officeooo:rsid="001c7229" officeooo:paragraph-rsid="001c7229"/>
    </style:style>
    <style:style style:name="P17" style:family="paragraph" style:parent-style-name="Plain_20_Text">
      <style:text-properties fo:font-size="12pt" fo:font-weight="normal" officeooo:rsid="001da869" officeooo:paragraph-rsid="001da869" style:font-size-asian="12pt" style:font-weight-asian="normal" style:font-size-complex="12pt" style:font-weight-complex="normal"/>
    </style:style>
    <style:style style:name="P18" style:family="paragraph" style:parent-style-name="Plain_20_Text">
      <style:text-properties style:font-name="Calibri" fo:font-size="11pt" officeooo:rsid="001c7229" officeooo:paragraph-rsid="001c7229" style:font-size-asian="11pt" style:font-name-complex="Courier New" style:font-size-complex="11pt"/>
    </style:style>
    <style:style style:name="P19" style:family="paragraph" style:parent-style-name="Plain_20_Text">
      <style:text-properties style:font-name="Calibri" fo:font-size="12pt" fo:font-weight="normal" officeooo:rsid="001da869" officeooo:paragraph-rsid="001da869" style:font-size-asian="12pt" style:font-weight-asian="normal" style:font-name-complex="Courier New" style:font-size-complex="12pt" style:font-weight-complex="normal"/>
    </style:style>
    <style:style style:name="P20" style:family="paragraph" style:parent-style-name="Standard" style:list-style-name="L1">
      <style:text-properties fo:font-weight="normal" officeooo:rsid="0019bb31" officeooo:paragraph-rsid="0019bb31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9bb31" officeooo:paragraph-rsid="0019bb31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19bb31" officeooo:paragraph-rsid="0019bb31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19bb31" officeooo:paragraph-rsid="0019bb31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c7229" officeooo:paragraph-rsid="001a7757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1c7229" officeooo:paragraph-rsid="001c7229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1a7757" officeooo:paragraph-rsid="001a7757" style:font-weight-asian="normal" style:font-weight-complex="normal"/>
    </style:style>
    <style:style style:name="P27" style:family="paragraph" style:parent-style-name="Standard" style:list-style-name="L4">
      <style:text-properties fo:font-weight="bold" officeooo:rsid="0019bb31" officeooo:paragraph-rsid="0019bb31" style:font-weight-asian="bold" style:font-weight-complex="bold"/>
    </style:style>
    <style:style style:name="P28" style:family="paragraph" style:parent-style-name="Standard" style:list-style-name="L6">
      <style:text-properties fo:font-size="12pt" fo:font-weight="normal" officeooo:rsid="001c7229" officeooo:paragraph-rsid="001c7229" style:font-size-asian="12pt" style:font-weight-asian="normal" style:font-size-complex="12pt" style:font-weight-complex="normal"/>
    </style:style>
    <style:style style:name="P29" style:family="paragraph" style:parent-style-name="Standard" style:list-style-name="L1" style:master-page-name="">
      <style:paragraph-properties style:page-number="auto"/>
      <style:text-properties officeooo:paragraph-rsid="001a7757"/>
    </style:style>
    <style:style style:name="P30" style:family="paragraph" style:parent-style-name="Standard" style:list-style-name="L1" style:master-page-name="">
      <style:paragraph-properties fo:margin-left="0cm" fo:margin-right="0cm" fo:text-indent="-0.6cm" style:auto-text-indent="false" style:page-number="auto"/>
      <style:text-properties fo:font-weight="normal" officeooo:rsid="0019bb31" officeooo:paragraph-rsid="0019bb31" style:font-weight-asian="normal" style:font-weight-complex="normal"/>
    </style:style>
    <style:style style:name="P31" style:family="paragraph" style:parent-style-name="Plain_20_Text" style:list-style-name="L7">
      <style:text-properties style:font-name="Calibri" fo:font-size="11pt" officeooo:rsid="001c7229" officeooo:paragraph-rsid="001c7229" style:font-size-asian="11pt" style:font-name-complex="Courier New" style:font-size-complex="11pt"/>
    </style:style>
    <style:style style:name="P32" style:family="paragraph" style:parent-style-name="Plain_20_Text" style:list-style-name="L8">
      <style:text-properties style:font-name="Calibri" fo:font-size="12pt" fo:font-weight="normal" officeooo:rsid="001da869" officeooo:paragraph-rsid="001da869" style:font-size-asian="12pt" style:font-weight-asian="normal" style:font-name-complex="Courier New" style:font-size-complex="12pt" style:font-weight-complex="normal"/>
    </style:style>
    <style:style style:name="P33" style:family="paragraph" style:parent-style-name="Plain_20_Text" style:list-style-name="L8">
      <style:text-properties style:font-name="Calibri" fo:font-size="12pt" fo:font-weight="normal" officeooo:rsid="001da869" officeooo:paragraph-rsid="00266cbd" style:font-size-asian="12pt" style:font-weight-asian="normal" style:font-name-complex="Courier New" style:font-size-complex="12pt" style:font-weight-complex="normal"/>
    </style:style>
    <style:style style:name="T1" style:family="text">
      <style:text-properties officeooo:rsid="0019bb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bb31" style:font-weight-asian="normal" style:font-weight-complex="normal"/>
    </style:style>
    <style:style style:name="T4" style:family="text">
      <style:text-properties fo:font-weight="normal" officeooo:rsid="001a7757" style:font-weight-asian="normal" style:font-weight-complex="normal"/>
    </style:style>
    <style:style style:name="T5" style:family="text">
      <style:text-properties fo:font-weight="normal" officeooo:rsid="001c7229" style:font-weight-asian="normal" style:font-weight-complex="normal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7" style:family="text">
      <style:text-properties fo:font-variant="normal" fo:text-transform="none" fo:color="#303336" style:font-name="inherit" fo:font-size="9.75pt" fo:letter-spacing="normal" fo:font-style="normal" fo:font-weight="normal" officeooo:rsid="001a7757" fo:background-color="#eff0f1" loext:char-shading-value="0" fo:padding="0cm" fo:border="none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officeooo:rsid="00209d3b" fo:background-color="#eff0f1" loext:char-shading-value="0" fo:padding="0cm" fo:border="none"/>
    </style:style>
    <style:style style:name="T9" style:family="text">
      <style:text-properties fo:font-variant="normal" fo:text-transform="none" fo:color="#303336" style:font-name="inherit" fo:font-size="9.75pt" fo:letter-spacing="normal" fo:font-style="normal" fo:font-weight="normal" officeooo:rsid="00228160" fo:background-color="#eff0f1" loext:char-shading-value="0" fo:padding="0cm" fo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officeooo:rsid="0023c6ee" fo:background-color="#eff0f1" loext:char-shading-value="0" fo:padding="0cm" fo:border="none"/>
    </style:style>
    <style:style style:name="T11" style:family="text">
      <style:text-properties fo:font-variant="normal" fo:text-transform="none" fo:color="#303336" style:font-name="inherit" fo:font-size="9.75pt" fo:letter-spacing="normal" fo:font-style="normal" fo:font-weight="normal" officeooo:rsid="0024c08c" fo:background-color="#eff0f1" loext:char-shading-value="0" fo:padding="0cm" fo:border="none"/>
    </style:style>
    <style:style style:name="T12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fo:padding="0cm" fo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bb31" style:font-weight-asian="bold" style:font-weight-complex="bold"/>
    </style:style>
    <style:style style:name="T16" style:family="text">
      <style:text-properties fo:font-weight="bold" officeooo:rsid="001a7757" style:font-weight-asian="bold" style:font-weight-complex="bold"/>
    </style:style>
    <style:style style:name="T17" style:family="text">
      <style:text-properties officeooo:rsid="001a7757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c7229" style:font-size-asian="14pt" style:font-size-complex="14pt"/>
    </style:style>
    <style:style style:name="T20" style:family="text">
      <style:text-properties style:font-name="Calibri" fo:font-size="11pt" style:font-size-asian="11pt" style:font-name-complex="Courier New" style:font-size-complex="11pt"/>
    </style:style>
    <style:style style:name="T21" style:family="text">
      <style:text-properties style:font-name="Calibri" fo:font-size="11pt" officeooo:rsid="001c7229" style:font-size-asian="11pt" style:font-name-complex="Courier New" style:font-size-complex="11pt"/>
    </style:style>
    <style:style style:name="T22" style:family="text">
      <style:text-properties style:font-name="Calibri" fo:font-size="11pt" fo:font-weight="normal" style:font-size-asian="11pt" style:font-weight-asian="normal" style:font-name-complex="Courier New" style:font-size-complex="11pt" style:font-weight-complex="normal"/>
    </style:style>
    <style:style style:name="T23" style:family="text">
      <style:text-properties style:font-name="Calibri" fo:font-size="14pt" fo:font-weight="bold" officeooo:rsid="001da869" style:font-size-asian="14pt" style:font-weight-asian="bold" style:font-name-complex="Courier New" style:font-size-complex="14pt" style:font-weight-complex="bold"/>
    </style:style>
    <style:style style:name="T24" style:family="text">
      <style:text-properties officeooo:rsid="00255829"/>
    </style:style>
    <style:style style:name="T25" style:family="text">
      <style:text-properties officeooo:rsid="00266cb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87cm" fo:text-indent="-0.635cm" fo:margin-left="1.7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9">Steps for integrating <text:span text:style-name="T17">particular </text:span>application on device</text:p>
      <text:p text:style-name="P9"/>
      <text:list xml:id="list3962439202337911831" text:style-name="L1">
        <text:list-item>
          <text:p text:style-name="P20">$ adb shell</text:p>
        </text:list-item>
        <text:list-item>
          <text:p text:style-name="P20">$ cd system/priv_app</text:p>
        </text:list-item>
        <text:list-item>
          <text:p text:style-name="P20">$ su</text:p>
        </text:list-item>
        <text:list-item>
          <text:p text:style-name="P20">$ mount -o rw,remount /system</text:p>
        </text:list-item>
        <text:list-item>
          <text:p text:style-name="P29"><text:span text:style-name="T3">$ mkdir </text:span><text:span text:style-name="T4">directoryname</text:span></text:p>
        </text:list-item>
      </text:list>
      <text:p text:style-name="P8"/>
      <text:p text:style-name="P8"><text:span text:style-name="T4"><text:s text:c="8"/></text:span><text:span text:style-name="T5">after pushing apk file use below command</text:span></text:p>
      <text:p text:style-name="P11"><text:s text:c="10"/></text:p>
      <text:list xml:id="list6999954805678344561" text:style-name="L2">
        <text:list-item>
          <text:p text:style-name="P24">$ reboot</text:p>
        </text:list-item>
      </text:list>
      <text:p text:style-name="P14"/>
      <text:list xml:id="list151416683547122" text:continue-list="list3962439202337911831" text:style-name="L1">
        <text:list-header>
          <text:p text:style-name="P30"><text:s text:c="10"/><text:span text:style-name="T14">open another terminal</text:span></text:p>
        </text:list-header>
      </text:list>
      <text:p text:style-name="P4"/>
      <text:list xml:id="list8114373504714043687" text:style-name="L3">
        <text:list-item>
          <text:p text:style-name="P21">goto the directory path where the apk file present</text:p>
        </text:list-item>
        <text:list-item>
          <text:p text:style-name="P21">$ adb root</text:p>
        </text:list-item>
        <text:list-item>
          <text:p text:style-name="P21">$ adb push ./filename.apk /system/priv_app/<text:span text:style-name="T17">directoryname</text:span></text:p>
        </text:list-item>
      </text:list>
      <text:p text:style-name="P10"/>
      <text:p text:style-name="P4"><text:span text:style-name="T18">Steps for integrating </text:span><text:span text:style-name="T19">particular </text:span><text:span text:style-name="T18">application on source code</text:span></text:p>
      <text:p text:style-name="P4"/>
      <text:list xml:id="list5606900369280539101" text:style-name="L4">
        <text:list-item>
          <text:p text:style-name="P27">$<text:span text:style-name="T2"> cd msm8909code/LINUX/android/packages/apps</text:span></text:p>
        </text:list-item>
        <text:list-item>
          <text:p text:style-name="P22">here create directories with the names of apk files</text:p>
        </text:list-item>
        <text:list-item>
          <text:p text:style-name="P22">nxt goto the particular directory and create </text:p>
        </text:list-item>
      </text:list>
      <text:p text:style-name="P4"><text:s text:c="13"/></text:p>
      <text:p text:style-name="P4"><text:s text:c="14"/><text:span text:style-name="T4">vi</text:span><text:span text:style-name="T2"> <text:s/>Android.mk file </text:span></text:p>
      <text:p text:style-name="P6"/>
      <text:p text:style-name="P6"><text:s text:c="11"/><text:span text:style-name="T1">In that file copy below content</text:span></text:p>
      <text:p text:style-name="P6"/>
      <text:p text:style-name="P6"><text:span text:style-name="T15"><text:s/></text:span><text:span text:style-name="Source_20_Text"><text:span text:style-name="T6">LOCAL_PATH :=</text:span></text:span><text:span text:style-name="Source_20_Text"><text:span text:style-name="T12"> </text:span></text:span><text:span text:style-name="Source_20_Text"><text:span text:style-name="T6">$(call </text:span></text:span><text:span text:style-name="Source_20_Text"><text:span text:style-name="T13">my</text:span></text:span><text:span text:style-name="Source_20_Text"><text:span text:style-name="T6">-dir)</text:span></text:span></text:p>
      <text:p text:style-name="P3"/>
      <text:p text:style-name="P1"><text:span text:style-name="Source_20_Text"><text:span text:style-name="T6">include $(CLEAR_VARS)</text:span></text:span></text:p>
      <text:p text:style-name="P3"/>
      <text:p text:style-name="P1"><text:span text:style-name="Source_20_Text"><text:span text:style-name="T6">LOCAL_MODULE_TAGS :=</text:span></text:span><text:span text:style-name="Source_20_Text"><text:span text:style-name="T12"> </text:span></text:span><text:span text:style-name="Source_20_Text"><text:span text:style-name="T6">optional</text:span></text:span></text:p>
      <text:p text:style-name="P3"/>
      <text:p text:style-name="P1"><text:span text:style-name="Source_20_Text"><text:span text:style-name="T6">LOCAL_MODULE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your app folder name &gt; <text:s/></text:span></text:span><text:span text:style-name="Source_20_Text"><text:span text:style-name="T9">eg: playstore</text:span></text:span></text:p>
      <text:p text:style-name="P3"/>
      <text:p text:style-name="P1"><text:span text:style-name="Source_20_Text"><text:span text:style-name="T6">LOCAL_CERTIFICATE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desired key &gt; </text:span></text:span><text:span text:style-name="Source_20_Text"><text:span text:style-name="T8">PRESIGNED or platform</text:span></text:span></text:p>
      <text:p text:style-name="P3"/>
      <text:p text:style-name="P1"><text:span text:style-name="Source_20_Text"><text:span text:style-name="T6">LOCAL_SRC_FILES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app apk filename &gt; </text:span></text:span><text:span text:style-name="Source_20_Text"><text:span text:style-name="T9">playstore.apk</text:span></text:span></text:p>
      <text:p text:style-name="P3"/>
      <text:p text:style-name="P1"><text:span text:style-name="Source_20_Text"><text:span text:style-name="T6">LOCAL_MODULE_CLASS :=</text:span></text:span><text:span text:style-name="Source_20_Text"><text:span text:style-name="T12"> </text:span></text:span><text:span text:style-name="Source_20_Text"><text:span text:style-name="T6">APPS</text:span></text:span></text:p>
      <text:p text:style-name="P1"><text:span text:style-name="Source_20_Text"><text:span text:style-name="T6"/></text:span></text:p>
      <text:p text:style-name="P2"><text:span text:style-name="Source_20_Text"><text:span text:style-name="T11">LOCAL_PRIVILEGED_MODULE := true</text:span></text:span></text:p>
      <text:p text:style-name="P3"/>
      <text:p text:style-name="P1"><text:span text:style-name="Source_20_Text"><text:span text:style-name="T6">LOCAL_MODULE_SUFFIX :=</text:span></text:span><text:span text:style-name="Source_20_Text"><text:span text:style-name="T12"> </text:span></text:span><text:span text:style-name="Source_20_Text"><text:span text:style-name="T6">$(COMMON_ANDROID_PACKAGE_SUFFIX)</text:span></text:span></text:p>
      <text:p text:style-name="P3"/>
      <text:p text:style-name="P1"><text:span text:style-name="Source_20_Text"><text:span text:style-name="T6">include $(BUILD_PREBUILT)</text:span></text:span></text:p>
      <text:p text:style-name="P4"/>
      <text:list xml:id="list251617329010114804" text:style-name="L5">
        <text:list-item>
          <text:p text:style-name="P23">and also copy apk file into that directory</text:p>
        </text:list-item>
      </text:list>
      <text:p text:style-name="P10"/>
      <text:list xml:id="list151415825727586" text:continue-numbering="true" text:style-name="L5">
        <text:list-item>
          <text:p text:style-name="P26"><text:span text:style-name="T1">n</text:span>ow goto the below path</text:p>
        </text:list-item>
        <text:list-item>
          <text:p text:style-name="P26">cd msm8909code/LINUX/android/build/target/product/</text:p>
          <text:p text:style-name="P26"><text:soft-page-break/><text:s/>here open vi generic_no_telephony.mk</text:p>
          <text:p text:style-name="P26">in that file add below lines</text:p>
        </text:list-item>
      </text:list>
      <text:p text:style-name="P7"/>
      <text:p text:style-name="P8"><text:span text:style-name="T16"><text:s text:c="7"/></text:span><text:span text:style-name="Source_20_Text"><text:span text:style-name="T6">PRODUCT_PACKAGES +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what you have </text:span></text:span><text:span text:style-name="Source_20_Text"><text:span text:style-name="T13">defined</text:span></text:span><text:span text:style-name="Source_20_Text"><text:span text:style-name="T12"> </text:span></text:span><text:span text:style-name="Source_20_Text"><text:span text:style-name="T13">in</text:span></text:span><text:span text:style-name="Source_20_Text"><text:span text:style-name="T12"> </text:span></text:span><text:span text:style-name="Source_20_Text"><text:span text:style-name="T6">LOCAL_MODULE,</text:span></text:span><text:span text:style-name="Source_20_Text"><text:span text:style-name="T12"> </text:span></text:span><text:span text:style-name="Source_20_Text"><text:span text:style-name="T7">that is directory <text:s text:c="3"/><text:tab/><text:tab/><text:tab/><text:tab/><text:tab/> <text:s text:c="5"/>name&gt; </text:span></text:span><text:span text:style-name="Source_20_Text"><text:span text:style-name="T10">eg: playstore</text:span></text:span></text:p>
      <text:p text:style-name="P7"/>
      <text:list xml:id="list5612314453331029561" text:style-name="L6">
        <text:list-item>
          <text:p text:style-name="P25">now compile the source code by using below commands</text:p>
        </text:list-item>
      </text:list>
      <text:p text:style-name="P5"><text:s text:c="8"/></text:p>
      <text:p text:style-name="P12"><text:span text:style-name="T14"><text:s text:c="18"/>$ <text:s/></text:span><text:span text:style-name="T22">source build/envsetup.sh</text:span></text:p>
      <text:p text:style-name="P15"><text:span text:style-name="T20"><text:s text:c="15"/></text:span><text:span text:style-name="T21">$ </text:span><text:span text:style-name="T20"><text:s/>lunch &lt;select respective chipset flag number&gt;</text:span></text:p>
      <text:p text:style-name="P15"><text:span text:style-name="T20"><text:s text:c="15"/></text:span><text:span text:style-name="T21">$ </text:span><text:span text:style-name="T20"><text:s/>make -j8</text:span></text:p>
      <text:p text:style-name="P15"/>
      <text:p text:style-name="P18">after compilation success check the images in below path</text:p>
      <text:p text:style-name="P16"/>
      <text:list xml:id="list3057093052856400099" text:style-name="L7">
        <text:list-item>
          <text:p text:style-name="P31">cd msm8909/LINUX/android/out/target/product/msm8909go/system/app or priv_app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20"><text:s text:c="3"/></text:span><text:span text:style-name="T23">Flashing images into the device</text:span></text:p>
      <text:p text:style-name="P16"/>
      <text:list xml:id="list6084384196493270248" text:style-name="L8">
        <text:list-item>
          <text:p text:style-name="P32">adb devices</text:p>
        </text:list-item>
        <text:list-item>
          <text:p text:style-name="P32">adb reboot bootloader</text:p>
        </text:list-item>
        <text:list-item>
          <text:p text:style-name="P32">sudo fastboot devices</text:p>
        </text:list-item>
      </text:list>
      <text:p text:style-name="P17"><text:s text:c="4"/></text:p>
      <text:p text:style-name="P17"><text:s text:c="8"/>goto cd msms8909/common/build path</text:p>
      <text:p text:style-name="P19"/>
      <text:list xml:id="list151417146752944" text:continue-numbering="true" text:style-name="L8">
        <text:list-item>
          <text:p text:style-name="P33">run <text:s/><text:span text:style-name="T25">below file</text:span></text:p>
          <text:p text:style-name="P33"><text:span text:style-name="T25">python </text:span>fastboot_complete.py file <text:span text:style-name="T24">or fastboot_all.py</text:span></text:p>
        </text:list-item>
        <text:list-item>
          <text:p text:style-name="P32">sudo fastboot reboot</text:p>
        </text:list-item>
      </text:list>
      <text:p text:style-name="P13"/>
      <text:list xml:id="list151416896254259" text:continue-list="list5612314453331029561" text:style-name="L6">
        <text:list-header>
          <text:p text:style-name="P2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52:43.413561966</meta:creation-date>
    <dc:date>2019-07-22T15:14:15.590007429</dc:date>
    <meta:editing-duration>PT11M3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265" meta:character-count="1892" meta:non-whitespace-character-count="1534"/>
  </office:meta>
</office:document-meta>
</file>